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center" draw:textarea-vertical-align="middle" draw:fit-to-siz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Circle" draw:marker-start-width="0.1cm" draw:marker-end="Line_20_Arrow" draw:marker-end-width="0.1cm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left" draw:textarea-vertical-align="top" draw:fit-to-size="false"/>
    </style:style>
    <style:style style:name="gr7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8" style:family="graphic" style:parent-style-name="standard">
      <style:graphic-properties draw:fill="solid" draw:fill-color="#e6e6e6" draw:textarea-horizontal-align="left" draw:textarea-vertical-align="top" draw:fit-to-size="false"/>
    </style:style>
    <style:style style:name="gr9" style:family="graphic" style:parent-style-name="standard">
      <style:graphic-properties draw:fill="solid" draw:fill-color="#e6e6e6" draw:textarea-horizontal-align="center" draw:textarea-vertical-align="middle" draw:fit-to-size="false"/>
    </style:style>
    <style:style style:name="gr10" style:family="graphic" style:parent-style-name="standard">
      <style:graphic-properties draw:fill-color="#e6e6e6" draw:textarea-horizontal-align="center" draw:textarea-vertical-align="middle" draw:fit-to-size="false"/>
    </style:style>
    <style:style style:name="gr11" style:family="graphic" style:parent-style-name="standard">
      <style:graphic-properties svg:stroke-width="0.02cm" draw:marker-start-width="0.24cm" draw:marker-end="Small_20_Arrow" draw:marker-end-width="0.24cm" draw:textarea-horizontal-align="center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svg:stroke-width="0.02cm" draw:marker-start="" draw:marker-start-width="0.13cm" draw:marker-end="Small_20_Arrow" draw:marker-end-width="0.23cm" draw:textarea-horizontal-align="center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marker-start-width="0.2cm" draw:marker-end="Arrow_20_concave" draw:marker-end-width="0.2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3.377cm"/>
    </style:style>
    <style:style style:name="gr17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2.2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3pt" style:font-size-asian="13pt" style:font-size-complex="13pt"/>
    </style:style>
    <style:style style:name="P7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font-size-asian="12pt" style:font-size-complex="12pt"/>
    </style:style>
    <style:style style:name="P8" style:family="paragraph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0" style:family="paragraph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margin-left="0cm" fo:margin-right="0cm" fo:text-indent="0cm"/>
      <style:text-properties fo:font-family="'Times New Roman'" style:font-family-generic="roman" style:font-pitch="variable" fo:font-size="12pt" style:font-size-asian="12pt" style:font-size-complex="12pt"/>
    </style:style>
    <style:style style:name="P12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family-generic="roman" style:font-pitch="variable" fo:font-size="14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4" style:family="text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4.199cm" svg:height="13.167cm" svg:x="1.201cm" svg:y="1.2cm">
          <text:p/>
        </draw:rect>
        <draw:rect draw:style-name="gr2" draw:text-style-name="P3" draw:id="id12" draw:layer="layout" svg:width="4.1cm" svg:height="1.4cm" svg:x="18.3cm" svg:y="2.7cm">
          <text:p text:style-name="P2"><text:span text:style-name="T1">C#-Code</text:span></text:p>
          <text:p text:style-name="P2"><text:span text:style-name="T1">Action</text:span></text:p>
        </draw:rect>
        <draw:rect draw:style-name="gr2" draw:text-style-name="P3" draw:id="id15" draw:layer="layout" svg:width="4.129cm" svg:height="1.5cm" svg:x="25.371cm" svg:y="6.7cm">
          <text:p text:style-name="P2"><text:span text:style-name="T1">Matcher</text:span></text:p>
          <text:p text:style-name="P2"><text:span text:style-name="T1">Assembly</text:span></text:p>
        </draw:rect>
        <draw:frame draw:style-name="gr3" draw:text-style-name="P5" draw:layer="layout" svg:width="4.367cm" svg:height="1.217cm" svg:x="6.8cm" svg:y="1.5cm">
          <draw:text-box>
            <text:p text:style-name="P4"><text:span text:style-name="T2">SearchProgramBuilder</text:span></text:p>
            <text:p text:style-name="P4"><text:span text:style-name="T2">(Rule)</text:span></text:p>
          </draw:text-box>
        </draw:frame>
        <draw:frame draw:style-name="gr3" draw:text-style-name="P5" draw:layer="layout" svg:width="1.328cm" svg:height="0.734cm" svg:x="15.3cm" svg:y="7.6cm">
          <draw:text-box>
            <text:p text:style-name="P4"><text:span text:style-name="T2">Emit</text:span></text:p>
          </draw:text-box>
        </draw:frame>
        <draw:line draw:style-name="gr4" draw:text-style-name="P1" draw:layer="layout" svg:x1="6.9cm" svg:y1="1.6cm" svg:x2="6.9cm" svg:y2="3.4cm">
          <text:p/>
        </draw:line>
        <draw:line draw:style-name="gr4" draw:text-style-name="P1" draw:layer="layout" svg:x1="15.4cm" svg:y1="8.3cm" svg:x2="15.4cm" svg:y2="6.8cm">
          <text:p/>
        </draw:line>
        <draw:rect draw:style-name="gr5" draw:text-style-name="P1" draw:layer="layout" svg:width="4.199cm" svg:height="13.182cm" svg:x="1cm" svg:y="1cm">
          <text:p/>
        </draw:rect>
        <draw:frame draw:style-name="gr3" draw:text-style-name="P5" draw:layer="layout" svg:width="2.606cm" svg:height="0.734cm" svg:x="1.029cm" svg:y="1cm">
          <draw:text-box>
            <text:p text:style-name="P4"><text:span text:style-name="T2">Rule Pattern</text:span></text:p>
          </draw:text-box>
        </draw:frame>
        <draw:rect draw:style-name="gr6" draw:text-style-name="P6" draw:layer="layout" svg:width="3.8cm" svg:height="11.091cm" svg:x="1.227cm" svg:y="1.953cm">
          <text:p text:style-name="P2"><text:span text:style-name="T3">PatternGraph</text:span></text:p>
        </draw:rect>
        <draw:line draw:style-name="gr7" draw:text-style-name="P1" draw:layer="layout" svg:x1="1cm" svg:y1="13.3cm" svg:x2="5.199cm" svg:y2="13.3cm">
          <text:p/>
        </draw:line>
        <draw:rect draw:style-name="gr8" draw:text-style-name="P7" draw:layer="layout" svg:width="3.5cm" svg:height="3.9cm" svg:x="1.4cm" svg:y="4.6cm">
          <text:p/>
        </draw:rect>
        <draw:rect draw:style-name="gr6" draw:text-style-name="P7" draw:layer="layout" svg:width="3.5cm" svg:height="3.9cm" svg:x="1.3cm" svg:y="4.5cm">
          <text:p text:style-name="P2"><text:span text:style-name="T2">Alternative</text:span></text:p>
        </draw:rect>
        <draw:rect draw:style-name="gr9" draw:text-style-name="P7" draw:layer="layout" svg:width="3.1cm" svg:height="2.6cm" svg:x="1.6cm" svg:y="5.4cm">
          <text:p/>
        </draw:rect>
        <draw:rect draw:style-name="gr6" draw:text-style-name="P7" draw:layer="layout" svg:width="3.1cm" svg:height="2.6cm" svg:x="1.5cm" svg:y="5.3cm">
          <text:p text:style-name="P2"><text:span text:style-name="T2">AltPatternGraph</text:span></text:p>
        </draw:rect>
        <draw:rect draw:style-name="gr10" draw:text-style-name="P6" draw:layer="layout" svg:width="3.5cm" svg:height="1cm" svg:x="1.4cm" svg:y="11.8cm">
          <text:p/>
        </draw:rect>
        <draw:rect draw:style-name="gr2" draw:text-style-name="P7" draw:id="id5" draw:layer="layout" svg:width="3.5cm" svg:height="1cm" svg:x="1.3cm" svg:y="11.7cm">
          <text:p text:style-name="P2"><text:span text:style-name="T2">Subpattern</text:span></text:p>
        </draw:rect>
        <draw:frame draw:style-name="gr3" draw:text-style-name="P8" draw:layer="layout" svg:width="1.116cm" svg:height="0.814cm" svg:x="2.4cm" svg:y="13.186cm">
          <draw:text-box>
            <text:p text:style-name="P4"><text:span text:style-name="T4">. . .</text:span></text:p>
          </draw:text-box>
        </draw:frame>
        <draw:connector draw:style-name="gr11" draw:text-style-name="P1" draw:layer="layout" draw:type="line" svg:x1="4.1cm" svg:y1="3.4cm" svg:x2="10.233cm" svg:y2="3.4cm" draw:end-shape="id1" draw:end-glue-point="3" svg:d="m4100 3400h6133">
          <text:p/>
        </draw:connector>
        <draw:connector draw:style-name="gr12" draw:text-style-name="P1" draw:layer="layout" draw:type="line" svg:x1="4.1cm" svg:y1="6.85cm" svg:x2="10.2cm" svg:y2="6.8cm" draw:end-shape="id2" draw:end-glue-point="3" svg:d="m4100 6850 6100-50">
          <text:p/>
        </draw:connector>
        <draw:rect draw:style-name="gr13" draw:text-style-name="P1" draw:id="id4" draw:layer="layout" svg:width="0.5cm" svg:height="0.5cm" svg:x="12.762cm" svg:y="3.4cm">
          <text:p/>
        </draw:rect>
        <draw:rect draw:style-name="gr13" draw:text-style-name="P1" draw:id="id3" draw:layer="layout" svg:width="0.5cm" svg:height="0.5cm" svg:x="11.262cm" svg:y="3.4cm">
          <text:p/>
        </draw:rect>
        <draw:rect draw:style-name="gr2" draw:text-style-name="P3" draw:id="id1" draw:layer="layout" svg:width="4.029cm" svg:height="1cm" svg:x="10.233cm" svg:y="2.9cm">
          <text:p text:style-name="P2"><text:span text:style-name="T1">SPr u. <text:s text:c="4"/>SPr c.</text:span></text:p>
        </draw:rect>
        <draw:g>
          <draw:line draw:style-name="gr13" draw:text-style-name="P1" draw:layer="layout" svg:x1="12.408cm" svg:y1="2.9cm" svg:x2="12.162cm" svg:y2="3.1cm">
            <text:p/>
          </draw:line>
          <draw:line draw:style-name="gr13" draw:text-style-name="P1" draw:layer="layout" svg:x1="12.162cm" svg:y1="3.1cm" svg:x2="12.408cm" svg:y2="3.3cm">
            <text:p/>
          </draw:line>
          <draw:line draw:style-name="gr13" draw:text-style-name="P1" draw:layer="layout" svg:x1="12.408cm" svg:y1="3.3cm" svg:x2="12.162cm" svg:y2="3.5cm">
            <text:p/>
          </draw:line>
          <draw:line draw:style-name="gr13" draw:text-style-name="P1" draw:layer="layout" svg:x1="12.162cm" svg:y1="3.5cm" svg:x2="12.408cm" svg:y2="3.7cm">
            <text:p/>
          </draw:line>
          <draw:line draw:style-name="gr13" draw:text-style-name="P1" draw:layer="layout" svg:x1="12.408cm" svg:y1="3.7cm" svg:x2="12.162cm" svg:y2="3.9cm">
            <text:p/>
          </draw:line>
        </draw:g>
        <draw:connector draw:style-name="gr14" draw:text-style-name="P1" draw:layer="layout" draw:type="curve" draw:line-skew="0.25cm" svg:x1="11.512cm" svg:y1="3.9cm" svg:x2="13.012cm" svg:y2="3.9cm" draw:start-shape="id3" draw:start-glue-point="2" draw:end-shape="id4" draw:end-glue-point="2" svg:d="m11512 3900c0 1126 1500 1126 1500 0">
          <text:p/>
        </draw:connector>
        <draw:rect draw:style-name="gr1" draw:text-style-name="P1" draw:layer="layout" svg:width="4.175cm" svg:height="6cm" svg:x="1.2cm" svg:y="16.2cm">
          <text:p/>
        </draw:rect>
        <draw:rect draw:style-name="gr5" draw:text-style-name="P1" draw:layer="layout" svg:width="4.199cm" svg:height="6cm" svg:x="1cm" svg:y="16cm">
          <text:p/>
        </draw:rect>
        <draw:frame draw:style-name="gr3" draw:text-style-name="P5" draw:id="id6" draw:layer="layout" svg:width="3.317cm" svg:height="0.734cm" svg:x="1.029cm" svg:y="16cm">
          <draw:text-box>
            <text:p text:style-name="P4"><text:span text:style-name="T2">MatchingPattern</text:span></text:p>
          </draw:text-box>
        </draw:frame>
        <draw:rect draw:style-name="gr6" draw:text-style-name="P6" draw:layer="layout" svg:width="3.8cm" svg:height="3.5cm" svg:x="1.2cm" svg:y="17cm">
          <text:p text:style-name="P2"><text:span text:style-name="T3">PatternGraph</text:span></text:p>
        </draw:rect>
        <draw:line draw:style-name="gr7" draw:text-style-name="P1" draw:layer="layout" svg:x1="1cm" svg:y1="20.9cm" svg:x2="5.199cm" svg:y2="20.9cm">
          <text:p/>
        </draw:line>
        <draw:frame draw:style-name="gr3" draw:text-style-name="P10" draw:layer="layout" svg:width="1.391cm" svg:height="1.051cm" svg:x="2.275cm" svg:y="19.186cm">
          <draw:text-box>
            <text:p text:style-name="P9"><text:span text:style-name="T5">. . .</text:span></text:p>
          </draw:text-box>
        </draw:frame>
        <draw:frame draw:style-name="gr3" draw:text-style-name="P8" draw:layer="layout" svg:width="1.116cm" svg:height="0.814cm" svg:x="2.475cm" svg:y="20.886cm">
          <draw:text-box>
            <text:p text:style-name="P4"><text:span text:style-name="T4">. . .</text:span></text:p>
          </draw:text-box>
        </draw:frame>
        <draw:connector draw:style-name="gr15" draw:text-style-name="P1" draw:layer="layout" draw:type="curve" svg:x1="4.8cm" svg:y1="12.2cm" svg:x2="2.687cm" svg:y2="16cm" draw:start-shape="id5" draw:start-glue-point="1" draw:end-shape="id6" draw:end-glue-point="0" svg:d="m4800 12200c751 0 626 1075-90 1407s-2023-82-2023 2393">
          <text:p/>
        </draw:connector>
        <draw:frame draw:style-name="gr3" draw:text-style-name="P5" draw:layer="layout" svg:width="1.975cm" svg:height="0.734cm" svg:x="2.8cm" svg:y="15cm">
          <draw:text-box>
            <text:p text:style-name="P4"><text:span text:style-name="T2">points to</text:span></text:p>
          </draw:text-box>
        </draw:frame>
        <draw:frame draw:style-name="gr3" draw:text-style-name="P5" draw:layer="layout" svg:width="4.888cm" svg:height="0.734cm" svg:x="12.612cm" svg:y="5.444cm">
          <draw:text-box>
            <text:p text:style-name="P4"><text:span text:style-name="T2">SearchProgramCompleter</text:span></text:p>
          </draw:text-box>
        </draw:frame>
        <draw:line draw:style-name="gr4" draw:text-style-name="P1" draw:layer="layout" svg:x1="13cm" svg:y1="5.5cm" svg:x2="12.237cm" svg:y2="4.728cm">
          <text:p/>
        </draw:line>
        <draw:rect draw:style-name="gr13" draw:text-style-name="P1" draw:id="id8" draw:layer="layout" svg:width="0.5cm" svg:height="0.5cm" svg:x="12.762cm" svg:y="6.822cm">
          <text:p/>
        </draw:rect>
        <draw:rect draw:style-name="gr13" draw:text-style-name="P1" draw:id="id7" draw:layer="layout" svg:width="0.5cm" svg:height="0.5cm" svg:x="11.262cm" svg:y="6.822cm">
          <text:p/>
        </draw:rect>
        <draw:rect draw:style-name="gr2" draw:text-style-name="P3" draw:id="id2" draw:layer="layout" svg:width="4.029cm" svg:height="1cm" svg:x="10.2cm" svg:y="6.3cm">
          <text:p text:style-name="P2"><text:span text:style-name="T1">SPr u. <text:s text:c="4"/>SPr c.</text:span></text:p>
        </draw:rect>
        <draw:g>
          <draw:line draw:style-name="gr13" draw:text-style-name="P1" draw:layer="layout" svg:x1="12.408cm" svg:y1="6.322cm" svg:x2="12.162cm" svg:y2="6.522cm">
            <text:p/>
          </draw:line>
          <draw:line draw:style-name="gr13" draw:text-style-name="P1" draw:layer="layout" svg:x1="12.162cm" svg:y1="6.522cm" svg:x2="12.408cm" svg:y2="6.722cm">
            <text:p/>
          </draw:line>
          <draw:line draw:style-name="gr13" draw:text-style-name="P1" draw:layer="layout" svg:x1="12.408cm" svg:y1="6.722cm" svg:x2="12.162cm" svg:y2="6.922cm">
            <text:p/>
          </draw:line>
          <draw:line draw:style-name="gr13" draw:text-style-name="P1" draw:layer="layout" svg:x1="12.162cm" svg:y1="6.922cm" svg:x2="12.408cm" svg:y2="7.122cm">
            <text:p/>
          </draw:line>
          <draw:line draw:style-name="gr13" draw:text-style-name="P1" draw:layer="layout" svg:x1="12.408cm" svg:y1="7.122cm" svg:x2="12.162cm" svg:y2="7.322cm">
            <text:p/>
          </draw:line>
        </draw:g>
        <draw:connector draw:style-name="gr14" draw:text-style-name="P1" draw:layer="layout" draw:type="curve" draw:line-skew="0.25cm" svg:x1="11.512cm" svg:y1="7.322cm" svg:x2="13.012cm" svg:y2="7.322cm" draw:start-shape="id7" draw:start-glue-point="2" draw:end-shape="id8" draw:end-glue-point="2" svg:d="m11512 7322c0 1126 1500 1126 1500 0">
          <text:p/>
        </draw:connector>
        <draw:frame draw:style-name="gr3" draw:text-style-name="P5" draw:layer="layout" svg:width="4.888cm" svg:height="0.734cm" svg:x="12.612cm" svg:y="8.966cm">
          <draw:text-box>
            <text:p text:style-name="P4"><text:span text:style-name="T2">SearchProgramCompleter</text:span></text:p>
          </draw:text-box>
        </draw:frame>
        <draw:line draw:style-name="gr4" draw:text-style-name="P1" draw:layer="layout" svg:x1="13cm" svg:y1="9cm" svg:x2="12.237cm" svg:y2="8.15cm">
          <text:p/>
        </draw:line>
        <draw:frame draw:style-name="gr16" draw:text-style-name="P11" draw:layer="layout" svg:width="3.877cm" svg:height="1.1cm" svg:x="6.824cm" svg:y="5.3cm">
          <draw:text-box>
            <text:p text:style-name="P4"><text:span text:style-name="T2">(Alternative)</text:span></text:p>
          </draw:text-box>
        </draw:frame>
        <draw:line draw:style-name="gr4" draw:text-style-name="P1" draw:layer="layout" svg:x1="6.901cm" svg:y1="5cm" svg:x2="6.901cm" svg:y2="6.8cm">
          <text:p/>
        </draw:line>
        <draw:frame draw:style-name="gr3" draw:text-style-name="P5" draw:layer="layout" svg:width="4.367cm" svg:height="0.734cm" svg:x="6.801cm" svg:y="4.8cm">
          <draw:text-box>
            <text:p text:style-name="P4"><text:span text:style-name="T2">SearchProgramBuilder</text:span></text:p>
          </draw:text-box>
        </draw:frame>
        <draw:frame draw:style-name="gr3" draw:text-style-name="P5" draw:layer="layout" svg:width="4.367cm" svg:height="1.217cm" svg:x="6.775cm" svg:y="16.6cm">
          <draw:text-box>
            <text:p text:style-name="P4"><text:span text:style-name="T2">SearchProgramBuilder</text:span></text:p>
            <text:p text:style-name="P4"><text:span text:style-name="T2">(Subpattern)</text:span></text:p>
          </draw:text-box>
        </draw:frame>
        <draw:line draw:style-name="gr4" draw:text-style-name="P1" draw:layer="layout" svg:x1="6.875cm" svg:y1="16.7cm" svg:x2="6.875cm" svg:y2="18.5cm">
          <text:p/>
        </draw:line>
        <draw:connector draw:style-name="gr11" draw:text-style-name="P1" draw:layer="layout" draw:type="line" svg:x1="4.075cm" svg:y1="18.5cm" svg:x2="10.208cm" svg:y2="18.5cm" draw:end-shape="id9" draw:end-glue-point="3" svg:d="m4075 18500h6133">
          <text:p/>
        </draw:connector>
        <draw:rect draw:style-name="gr13" draw:text-style-name="P1" draw:id="id11" draw:layer="layout" svg:width="0.5cm" svg:height="0.5cm" svg:x="12.737cm" svg:y="18.5cm">
          <text:p/>
        </draw:rect>
        <draw:rect draw:style-name="gr13" draw:text-style-name="P1" draw:id="id10" draw:layer="layout" svg:width="0.5cm" svg:height="0.5cm" svg:x="11.237cm" svg:y="18.5cm">
          <text:p/>
        </draw:rect>
        <draw:rect draw:style-name="gr2" draw:text-style-name="P3" draw:id="id9" draw:layer="layout" svg:width="4.029cm" svg:height="1cm" svg:x="10.208cm" svg:y="18cm">
          <text:p text:style-name="P2"><text:span text:style-name="T1">SPr u. <text:s text:c="4"/>SPr c.</text:span></text:p>
        </draw:rect>
        <draw:g>
          <draw:line draw:style-name="gr13" draw:text-style-name="P1" draw:layer="layout" svg:x1="12.383cm" svg:y1="18cm" svg:x2="12.137cm" svg:y2="18.2cm">
            <text:p/>
          </draw:line>
          <draw:line draw:style-name="gr13" draw:text-style-name="P1" draw:layer="layout" svg:x1="12.137cm" svg:y1="18.2cm" svg:x2="12.383cm" svg:y2="18.4cm">
            <text:p/>
          </draw:line>
          <draw:line draw:style-name="gr13" draw:text-style-name="P1" draw:layer="layout" svg:x1="12.383cm" svg:y1="18.4cm" svg:x2="12.137cm" svg:y2="18.6cm">
            <text:p/>
          </draw:line>
          <draw:line draw:style-name="gr13" draw:text-style-name="P1" draw:layer="layout" svg:x1="12.137cm" svg:y1="18.6cm" svg:x2="12.383cm" svg:y2="18.8cm">
            <text:p/>
          </draw:line>
          <draw:line draw:style-name="gr13" draw:text-style-name="P1" draw:layer="layout" svg:x1="12.383cm" svg:y1="18.8cm" svg:x2="12.137cm" svg:y2="19cm">
            <text:p/>
          </draw:line>
        </draw:g>
        <draw:connector draw:style-name="gr14" draw:text-style-name="P1" draw:layer="layout" draw:type="curve" draw:line-skew="0.25cm" svg:x1="11.487cm" svg:y1="19cm" svg:x2="12.987cm" svg:y2="19cm" draw:start-shape="id10" draw:start-glue-point="2" draw:end-shape="id11" draw:end-glue-point="2" svg:d="m11487 19000c0 1126 1500 1126 1500 0">
          <text:p/>
        </draw:connector>
        <draw:frame draw:style-name="gr3" draw:text-style-name="P5" draw:layer="layout" svg:width="4.888cm" svg:height="0.734cm" svg:x="12.587cm" svg:y="20.544cm">
          <draw:text-box>
            <text:p text:style-name="P4"><text:span text:style-name="T2">SearchProgramCompleter</text:span></text:p>
          </draw:text-box>
        </draw:frame>
        <draw:line draw:style-name="gr4" draw:text-style-name="P1" draw:layer="layout" svg:x1="12.975cm" svg:y1="20.6cm" svg:x2="12.212cm" svg:y2="19.828cm">
          <text:p/>
        </draw:line>
        <draw:custom-shape draw:style-name="gr17" draw:text-style-name="P1" draw:layer="layout" svg:width="0.5cm" svg:height="1.655cm" svg:x="6.207cm" svg:y="6.0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8" draw:text-style-name="P1" draw:layer="layout" svg:x1="4.075cm" svg:y1="6.853cm" svg:x2="6.548cm" svg:y2="6.859cm">
          <text:p/>
        </draw:line>
        <draw:connector draw:style-name="gr11" draw:text-style-name="P1" draw:layer="layout" draw:type="line" svg:x1="14.262cm" svg:y1="3.4cm" svg:x2="18.3cm" svg:y2="3.4cm" draw:start-shape="id1" draw:start-glue-point="1" draw:end-shape="id12" draw:end-glue-point="3" svg:d="m14262 3400h4038">
          <text:p/>
        </draw:connector>
        <draw:rect draw:style-name="gr2" draw:text-style-name="P3" draw:id="id13" draw:layer="layout" svg:width="4.1cm" svg:height="1.4cm" svg:x="18.3cm" svg:y="6.1cm">
          <text:p text:style-name="P2"><text:span text:style-name="T1">C#-Code</text:span></text:p>
          <text:p text:style-name="P2"><text:span text:style-name="T1">AlternativeAction</text:span></text:p>
        </draw:rect>
        <draw:connector draw:style-name="gr11" draw:text-style-name="P1" draw:layer="layout" draw:type="line" svg:x1="14.229cm" svg:y1="6.8cm" svg:x2="18.3cm" svg:y2="6.8cm" draw:start-shape="id2" draw:start-glue-point="1" draw:end-shape="id13" draw:end-glue-point="3" svg:d="m14229 6800h4071">
          <text:p/>
        </draw:connector>
        <draw:rect draw:style-name="gr2" draw:text-style-name="P3" draw:id="id14" draw:layer="layout" svg:width="4.1cm" svg:height="1.4cm" svg:x="18.275cm" svg:y="17.8cm">
          <text:p text:style-name="P2"><text:span text:style-name="T1">C#-Code</text:span></text:p>
          <text:p text:style-name="P2"><text:span text:style-name="T1">PatternAction</text:span></text:p>
        </draw:rect>
        <draw:connector draw:style-name="gr11" draw:text-style-name="P1" draw:layer="layout" draw:type="line" svg:x1="14.237cm" svg:y1="18.5cm" svg:x2="18.275cm" svg:y2="18.5cm" draw:start-shape="id9" draw:start-glue-point="1" draw:end-shape="id14" draw:end-glue-point="3" svg:d="m14237 18500h4038">
          <text:p/>
        </draw:connector>
        <draw:frame draw:style-name="gr3" draw:text-style-name="P5" draw:layer="layout" svg:width="1.328cm" svg:height="0.734cm" svg:x="15.3cm" svg:y="4.2cm">
          <draw:text-box>
            <text:p text:style-name="P4"><text:span text:style-name="T2">Emit</text:span></text:p>
          </draw:text-box>
        </draw:frame>
        <draw:line draw:style-name="gr4" draw:text-style-name="P1" draw:layer="layout" svg:x1="15.4cm" svg:y1="4.9cm" svg:x2="15.4cm" svg:y2="3.4cm">
          <text:p/>
        </draw:line>
        <draw:frame draw:style-name="gr3" draw:text-style-name="P5" draw:layer="layout" svg:width="1.328cm" svg:height="0.734cm" svg:x="15.275cm" svg:y="19.3cm">
          <draw:text-box>
            <text:p text:style-name="P4"><text:span text:style-name="T2">Emit</text:span></text:p>
          </draw:text-box>
        </draw:frame>
        <draw:line draw:style-name="gr4" draw:text-style-name="P1" draw:layer="layout" svg:x1="15.375cm" svg:y1="20cm" svg:x2="15.375cm" svg:y2="18.5cm">
          <text:p/>
        </draw:line>
        <draw:connector draw:style-name="gr11" draw:text-style-name="P1" draw:layer="layout" draw:type="line" svg:x1="22.4cm" svg:y1="3.4cm" svg:x2="25.371cm" svg:y2="7.45cm" draw:start-shape="id12" draw:start-glue-point="1" draw:end-shape="id15" draw:end-glue-point="3" svg:d="m22400 3400 2971 4050">
          <text:p/>
        </draw:connector>
        <draw:connector draw:style-name="gr11" draw:text-style-name="P1" draw:layer="layout" draw:type="line" svg:x1="22.4cm" svg:y1="6.8cm" svg:x2="25.371cm" svg:y2="7.45cm" draw:start-shape="id13" draw:start-glue-point="1" draw:end-shape="id15" draw:end-glue-point="3" svg:d="m22400 6800 2971 650">
          <text:p/>
        </draw:connector>
        <draw:connector draw:style-name="gr11" draw:text-style-name="P1" draw:layer="layout" draw:type="line" svg:x1="22.375cm" svg:y1="18.5cm" svg:x2="25.371cm" svg:y2="7.45cm" draw:start-shape="id14" draw:start-glue-point="1" draw:end-shape="id15" draw:end-glue-point="3" svg:d="m22375 18500 2996-11050">
          <text:p/>
        </draw:connector>
        <draw:frame draw:style-name="gr3" draw:text-style-name="P5" draw:layer="layout" svg:width="2.737cm" svg:height="0.734cm" svg:x="23.901cm" svg:y="3.7cm">
          <draw:text-box>
            <text:p text:style-name="P4"><text:span text:style-name="T2">C#-Compiler</text:span></text:p>
          </draw:text-box>
        </draw:frame>
        <draw:line draw:style-name="gr4" draw:text-style-name="P1" draw:layer="layout" svg:x1="24.001cm" svg:y1="3.8cm" svg:x2="24.001cm" svg:y2="5.6cm">
          <text:p/>
        </draw:line>
        <draw:frame draw:style-name="gr3" draw:text-style-name="P5" draw:layer="layout" svg:width="2.737cm" svg:height="0.734cm" svg:x="24.214cm" svg:y="13.068cm">
          <draw:text-box>
            <text:p text:style-name="P4"><text:span text:style-name="T2">C#-Compiler</text:span></text:p>
          </draw:text-box>
        </draw:frame>
        <draw:line draw:style-name="gr4" draw:text-style-name="P1" draw:layer="layout" svg:x1="24.1cm" svg:y1="13.9cm" svg:x2="24.1cm" svg:y2="12.2cm">
          <text:p/>
        </draw:line>
        <draw:frame draw:style-name="gr3" draw:text-style-name="P5" draw:layer="layout" svg:width="2.737cm" svg:height="0.734cm" svg:x="21.204cm" svg:y="7.835cm">
          <draw:text-box>
            <text:p text:style-name="P4"><text:span text:style-name="T2">C#-Compiler</text:span></text:p>
          </draw:text-box>
        </draw:frame>
        <draw:line draw:style-name="gr4" draw:text-style-name="P1" draw:layer="layout" svg:x1="23.801cm" svg:y1="8.539cm" svg:x2="23.801cm" svg:y2="7.1cm">
          <text:p/>
        </draw:line>
        <draw:custom-shape draw:style-name="gr19" draw:text-style-name="P12" draw:layer="layout" svg:width="2.433cm" svg:height="1.5cm" svg:x="1.867cm" svg:y="6.1cm">
          <text:p text:style-name="P2"><text:span text:style-name="T3">Schedule</text:span></text:p>
          <text:p text:style-name="P2"><text:span text:style-name="T3">InclNegId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2.433cm" svg:height="1.5cm" svg:x="1.668cm" svg:y="2.7cm">
          <text:p text:style-name="P2"><text:span text:style-name="T3">Schedule</text:span></text:p>
          <text:p text:style-name="P2"><text:span text:style-name="T3">InclNegId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2.433cm" svg:height="1.5cm" svg:x="1.643cm" svg:y="17.8cm">
          <text:p text:style-name="P2"><text:span text:style-name="T3">Schedule</text:span></text:p>
          <text:p text:style-name="P2"><text:span text:style-name="T3">InclNegId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7" draw:layer="layout" svg:width="3.5cm" svg:height="2.609cm" svg:x="1.387cm" svg:y="8.853cm">
          <text:p/>
        </draw:rect>
        <draw:rect draw:style-name="gr6" draw:text-style-name="P7" draw:layer="layout" svg:width="3.5cm" svg:height="2.577cm" svg:x="1.287cm" svg:y="8.753cm">
          <text:p text:style-name="P2"><text:span text:style-name="T2">IterPatternGraph</text:span></text:p>
        </draw:rect>
        <draw:custom-shape draw:style-name="gr19" draw:text-style-name="P12" draw:id="id20" draw:layer="layout" svg:width="2.433cm" svg:height="1.5cm" svg:x="1.754cm" svg:y="9.553cm">
          <text:p text:style-name="P2"><text:span text:style-name="T3">Schedule</text:span></text:p>
          <text:p text:style-name="P2"><text:span text:style-name="T3">InclNegId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328cm" svg:height="0.734cm" svg:x="15.301cm" svg:y="11.1cm">
          <draw:text-box>
            <text:p text:style-name="P4"><text:span text:style-name="T2">Emit</text:span></text:p>
          </draw:text-box>
        </draw:frame>
        <draw:line draw:style-name="gr4" draw:text-style-name="P1" draw:layer="layout" svg:x1="15.401cm" svg:y1="11.8cm" svg:x2="15.401cm" svg:y2="10.3cm">
          <text:p/>
        </draw:line>
        <draw:rect draw:style-name="gr13" draw:text-style-name="P1" draw:id="id17" draw:layer="layout" svg:width="0.5cm" svg:height="0.5cm" svg:x="12.763cm" svg:y="10.322cm">
          <text:p/>
        </draw:rect>
        <draw:rect draw:style-name="gr13" draw:text-style-name="P1" draw:id="id16" draw:layer="layout" svg:width="0.5cm" svg:height="0.5cm" svg:x="11.263cm" svg:y="10.322cm">
          <text:p/>
        </draw:rect>
        <draw:rect draw:style-name="gr2" draw:text-style-name="P3" draw:id="id18" draw:layer="layout" svg:width="4.029cm" svg:height="1cm" svg:x="10.201cm" svg:y="9.8cm">
          <text:p text:style-name="P2"><text:span text:style-name="T1">SPr u. <text:s text:c="4"/>SPr c.</text:span></text:p>
        </draw:rect>
        <draw:g>
          <draw:line draw:style-name="gr13" draw:text-style-name="P1" draw:layer="layout" svg:x1="12.409cm" svg:y1="9.822cm" svg:x2="12.163cm" svg:y2="10.022cm">
            <text:p/>
          </draw:line>
          <draw:line draw:style-name="gr13" draw:text-style-name="P1" draw:layer="layout" svg:x1="12.163cm" svg:y1="10.022cm" svg:x2="12.409cm" svg:y2="10.222cm">
            <text:p/>
          </draw:line>
          <draw:line draw:style-name="gr13" draw:text-style-name="P1" draw:layer="layout" svg:x1="12.409cm" svg:y1="10.222cm" svg:x2="12.163cm" svg:y2="10.422cm">
            <text:p/>
          </draw:line>
          <draw:line draw:style-name="gr13" draw:text-style-name="P1" draw:layer="layout" svg:x1="12.163cm" svg:y1="10.422cm" svg:x2="12.409cm" svg:y2="10.622cm">
            <text:p/>
          </draw:line>
          <draw:line draw:style-name="gr13" draw:text-style-name="P1" draw:layer="layout" svg:x1="12.409cm" svg:y1="10.622cm" svg:x2="12.163cm" svg:y2="10.822cm">
            <text:p/>
          </draw:line>
        </draw:g>
        <draw:connector draw:style-name="gr14" draw:text-style-name="P1" draw:layer="layout" draw:type="curve" draw:line-skew="0.25cm" svg:x1="11.513cm" svg:y1="10.822cm" svg:x2="13.013cm" svg:y2="10.822cm" draw:start-shape="id16" draw:start-glue-point="2" draw:end-shape="id17" draw:end-glue-point="2" svg:d="m11513 10822c0 1126 1500 1126 1500 0">
          <text:p/>
        </draw:connector>
        <draw:frame draw:style-name="gr3" draw:text-style-name="P5" draw:layer="layout" svg:width="4.888cm" svg:height="0.734cm" svg:x="12.613cm" svg:y="12.466cm">
          <draw:text-box>
            <text:p text:style-name="P4"><text:span text:style-name="T2">SearchProgramCompleter</text:span></text:p>
          </draw:text-box>
        </draw:frame>
        <draw:line draw:style-name="gr4" draw:text-style-name="P1" draw:layer="layout" svg:x1="13.001cm" svg:y1="12.5cm" svg:x2="12.238cm" svg:y2="11.65cm">
          <text:p/>
        </draw:line>
        <draw:frame draw:style-name="gr16" draw:text-style-name="P11" draw:layer="layout" svg:width="3.877cm" svg:height="1.1cm" svg:x="6.825cm" svg:y="8.8cm">
          <draw:text-box>
            <text:p text:style-name="P4"><text:span text:style-name="T2">(Iterated)</text:span></text:p>
          </draw:text-box>
        </draw:frame>
        <draw:line draw:style-name="gr4" draw:text-style-name="P1" draw:layer="layout" svg:x1="6.902cm" svg:y1="8.5cm" svg:x2="6.902cm" svg:y2="10.3cm">
          <text:p/>
        </draw:line>
        <draw:frame draw:style-name="gr3" draw:text-style-name="P5" draw:layer="layout" svg:width="4.367cm" svg:height="0.734cm" svg:x="6.802cm" svg:y="8.3cm">
          <draw:text-box>
            <text:p text:style-name="P4"><text:span text:style-name="T2">SearchProgramBuilder</text:span></text:p>
          </draw:text-box>
        </draw:frame>
        <draw:rect draw:style-name="gr2" draw:text-style-name="P3" draw:id="id19" draw:layer="layout" svg:width="4.1cm" svg:height="1.4cm" svg:x="18.301cm" svg:y="9.6cm">
          <text:p text:style-name="P2"><text:span text:style-name="T1">C#-Code</text:span></text:p>
          <text:p text:style-name="P2"><text:span text:style-name="T1">IteratedAction</text:span></text:p>
        </draw:rect>
        <draw:connector draw:style-name="gr11" draw:text-style-name="P1" draw:layer="layout" draw:type="line" svg:x1="14.23cm" svg:y1="10.3cm" svg:x2="18.301cm" svg:y2="10.3cm" draw:start-shape="id18" draw:start-glue-point="1" draw:end-shape="id19" draw:end-glue-point="3" svg:d="m14230 10300h4071">
          <text:p/>
        </draw:connector>
        <draw:connector draw:style-name="gr11" draw:text-style-name="P1" draw:layer="layout" draw:type="line" svg:x1="4.187cm" svg:y1="10.303cm" svg:x2="10.201cm" svg:y2="10.3cm" draw:start-shape="id20" draw:start-glue-point="1" draw:end-shape="id18" draw:end-glue-point="3" svg:d="m4187 10303 6014-3">
          <text:p/>
        </draw:connector>
        <draw:connector draw:style-name="gr11" draw:text-style-name="P1" draw:layer="layout" draw:type="line" svg:x1="22.401cm" svg:y1="10.3cm" svg:x2="25.372cm" svg:y2="7.45cm" draw:start-shape="id19" draw:start-glue-point="1" svg:d="m22401 10300 2971-2850">
          <text:p/>
        </draw:connector>
        <draw:frame draw:style-name="gr20" draw:text-style-name="P11" draw:layer="layout" svg:width="2.764cm" svg:height="0.876cm" svg:x="21cm" svg:y="11.06cm">
          <draw:text-box>
            <text:p text:style-name="P4"><text:span text:style-name="T2">C#-Compiler</text:span></text:p>
          </draw:text-box>
        </draw:frame>
        <draw:line draw:style-name="gr4" draw:text-style-name="P1" draw:layer="layout" svg:x1="23.598cm" svg:y1="11.738cm" svg:x2="23.598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5cm" fo:page-height="2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1-01-23T17:25:06.27</dc:date>
    <meta:editing-cycles>61</meta:editing-cycles>
    <meta:editing-duration>PT19H49M34S</meta:editing-duration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